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2955" officeooo:paragraph-rsid="001e2955"/>
    </style:style>
    <style:style style:name="P2" style:family="paragraph" style:parent-style-name="Table_20_Contents">
      <style:paragraph-properties fo:text-align="center" style:justify-single-word="false"/>
      <style:text-properties officeooo:rsid="001e2955" officeooo:paragraph-rsid="001e2955"/>
    </style:style>
    <style:style style:name="P3" style:family="paragraph" style:parent-style-name="Table_20_Contents">
      <style:text-properties officeooo:rsid="001eb236" officeooo:paragraph-rsid="001eb236"/>
    </style:style>
    <style:style style:name="P4" style:family="paragraph" style:parent-style-name="Table_20_Contents">
      <style:text-properties officeooo:rsid="001eb236" officeooo:paragraph-rsid="001f41b9"/>
    </style:style>
    <style:style style:name="P5" style:family="paragraph" style:parent-style-name="Table_20_Contents">
      <style:paragraph-properties fo:text-align="center" style:justify-single-word="false"/>
      <style:text-properties officeooo:rsid="001eb236" officeooo:paragraph-rsid="001eb236"/>
    </style:style>
    <style:style style:name="P6" style:family="paragraph" style:parent-style-name="Table_20_Contents">
      <style:text-properties officeooo:rsid="001f41b9" officeooo:paragraph-rsid="001f41b9"/>
    </style:style>
    <style:style style:name="P7" style:family="paragraph" style:parent-style-name="Table_20_Contents">
      <style:text-properties officeooo:rsid="00201f11" officeooo:paragraph-rsid="00201f11"/>
    </style:style>
    <style:style style:name="P8" style:family="paragraph" style:parent-style-name="Table_20_Contents">
      <style:text-properties officeooo:rsid="00207ef9" officeooo:paragraph-rsid="00207ef9"/>
    </style:style>
    <style:style style:name="P9" style:family="paragraph" style:parent-style-name="Table_20_Contents">
      <style:text-properties officeooo:rsid="00218eb8" officeooo:paragraph-rsid="00218eb8"/>
    </style:style>
    <style:style style:name="P10" style:family="paragraph" style:parent-style-name="Table_20_Contents">
      <style:text-properties officeooo:rsid="00218eb8" officeooo:paragraph-rsid="002376c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text-properties officeooo:rsid="00201f11" officeooo:paragraph-rsid="00201f11"/>
    </style:style>
    <style:style style:name="P13" style:family="paragraph" style:parent-style-name="Standard">
      <style:text-properties officeooo:rsid="002376ce" officeooo:paragraph-rsid="002376ce"/>
    </style:style>
    <style:style style:name="P14" style:family="paragraph" style:parent-style-name="Standard">
      <style:text-properties officeooo:rsid="0023d6bb" officeooo:paragraph-rsid="00241045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6" style:family="paragraph" style:parent-style-name="Preformatted_20_Text">
      <style:text-properties officeooo:rsid="0023d6bb" officeooo:paragraph-rsid="00241045"/>
    </style:style>
    <style:style style:name="P17" style:family="paragraph" style:parent-style-name="Standard">
      <style:text-properties officeooo:rsid="0023d6bb" officeooo:paragraph-rsid="002376ce"/>
    </style:style>
    <style:style style:name="P18" style:family="paragraph" style:parent-style-name="Standard">
      <style:text-properties officeooo:rsid="002376ce" officeooo:paragraph-rsid="002376ce"/>
    </style:style>
    <style:style style:name="T1" style:family="text">
      <style:text-properties officeooo:rsid="001eb236"/>
    </style:style>
    <style:style style:name="T2" style:family="text">
      <style:text-properties officeooo:rsid="00201f11"/>
    </style:style>
    <style:style style:name="T3" style:family="text">
      <style:text-properties officeooo:rsid="00241045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Options</text:p>
          </table:table-cell>
          <table:table-cell table:style-name="Table1.A1" office:value-type="string">
            <text:p text:style-name="P1">Input </text:p>
          </table:table-cell>
          <table:table-cell table:style-name="Table1.A1" office:value-type="string">
            <text:p text:style-name="P1">Outpu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g</text:span>rep “tar*”</text:p>
          </table:table-cell>
          <table:table-cell table:style-name="Table1.B2" table:number-rows-spanned="9" office:value-type="string">
            <text:p text:style-name="P2">tar</text:p>
            <text:p text:style-name="P2">tar*tar</text:p>
            <text:p text:style-name="P2">tar*</text:p>
            <text:p text:style-name="P5">tar* something here</text:p>
            <text:p text:style-name="P2">tartar</text:p>
            <text:p text:style-name="P2">guitar</text:p>
            <text:p text:style-name="P11">p a t a r</text:p>
          </table:table-cell>
          <table:table-cell table:style-name="Table1.A2" office:value-type="string">
            <text:p text:style-name="P3"><text:s/>tar</text:p>
            <text:p text:style-name="P3"><text:s/>tar*tar</text:p>
            <text:p text:style-name="P3"><text:s/>tar*</text:p>
            <text:p text:style-name="P3"><text:s/>tar* something here</text:p>
            <text:p text:style-name="P3"><text:s/>tartar</text:p>
            <text:p text:style-name="P3"><text:s/>guitar</text:p>
          </table:table-cell>
          <table:table-cell table:style-name="Table1.D2" office:value-type="string">
            <text:p text:style-name="P6">Default regex <text:span text:style-name="T2">= G</text:span></text:p>
          </table:table-cell>
        </table:table-row>
        <table:table-row>
          <table:table-cell table:style-name="Table1.A2" office:value-type="string">
            <text:p text:style-name="P3">grep -F “tar*”</text:p>
          </table:table-cell>
          <table:covered-table-cell/>
          <table:table-cell table:style-name="Table1.A2" office:value-type="string">
            <text:p text:style-name="P3"><text:s/>tar*tar</text:p>
            <text:p text:style-name="P3"><text:s/>tar*</text:p>
            <text:p text:style-name="P3"><text:s/>tar* something here</text:p>
          </table:table-cell>
          <table:table-cell table:style-name="Table1.D2" office:value-type="string">
            <text:p text:style-name="P3">-F=Fixed , not REGEX</text:p>
          </table:table-cell>
        </table:table-row>
        <table:table-row>
          <table:table-cell table:style-name="Table1.A2" office:value-type="string">
            <text:p text:style-name="P3">Grep -x “tar*”</text:p>
            <text:p text:style-name="P7">grep -Ex</text:p>
          </table:table-cell>
          <table:covered-table-cell/>
          <table:table-cell table:style-name="Table1.A2" office:value-type="string">
            <text:p text:style-name="P6">tar</text:p>
          </table:table-cell>
          <table:table-cell table:style-name="Table1.D2" table:number-rows-spanned="2" office:value-type="string">
            <text:p text:style-name="P3">-F=Fixed , not REGEX</text:p>
            <text:p text:style-name="P3">-x=line match</text:p>
          </table:table-cell>
        </table:table-row>
        <table:table-row>
          <table:table-cell table:style-name="Table1.A2" office:value-type="string">
            <text:p text:style-name="P3">Grep -Fx “tar*” </text:p>
          </table:table-cell>
          <table:covered-table-cell/>
          <table:table-cell table:style-name="Table1.A2" office:value-type="string">
            <text:p text:style-name="P3">tar*</text:p>
          </table:table-cell>
          <table:covered-table-cell/>
        </table:table-row>
        <table:table-row>
          <table:table-cell table:style-name="Table1.A2" office:value-type="string">
            <text:p text:style-name="P3">Grep -w “tar*”</text:p>
          </table:table-cell>
          <table:covered-table-cell/>
          <table:table-cell table:style-name="Table1.A2" office:value-type="string">
            <text:p text:style-name="P3"><text:s/>tar</text:p>
            <text:p text:style-name="P3"><text:s/>tar*tar</text:p>
            <text:p text:style-name="P3"><text:s/>tar*</text:p>
            <text:p text:style-name="P3"><text:s/>tar* something here</text:p>
          </table:table-cell>
          <table:table-cell table:style-name="Table1.D2" table:number-rows-spanned="2" office:value-type="string">
            <text:p text:style-name="P4">-F=Fixed , not REGEX</text:p>
            <text:p text:style-name="P4"/>
            <text:p text:style-name="P4">-w=word match</text:p>
          </table:table-cell>
        </table:table-row>
        <table:table-row>
          <table:table-cell table:style-name="Table1.A2" office:value-type="string">
            <text:p text:style-name="P3">Grep -Fw “tar*”</text:p>
          </table:table-cell>
          <table:covered-table-cell/>
          <table:table-cell table:style-name="Table1.A2" office:value-type="string">
            <text:p text:style-name="P3"><text:s/>tar*</text:p>
            <text:p text:style-name="P3"><text:s/>tar* something here</text:p>
          </table:table-cell>
          <table:covered-table-cell/>
        </table:table-row>
        <table:table-row>
          <table:table-cell table:style-name="Table1.A2" office:value-type="string">
            <text:p text:style-name="P8">Grep -Fxv “tar*”</text:p>
          </table:table-cell>
          <table:covered-table-cell/>
          <table:table-cell table:style-name="Table1.A2" office:value-type="string">
            <text:p text:style-name="P8">Excludes tar*</text:p>
            <text:p text:style-name="P8">Returns all the rest file</text:p>
          </table:table-cell>
          <table:table-cell table:style-name="Table1.D10" office:value-type="string">
            <text:p text:style-name="P8">-v = inverted operation = return not matching patter</text:p>
          </table:table-cell>
        </table:table-row>
        <table:table-row>
          <table:table-cell table:style-name="Table1.A2" office:value-type="string">
            <text:p text:style-name="P8">Grep -xv “tar*”</text:p>
          </table:table-cell>
          <table:covered-table-cell/>
          <table:table-cell table:style-name="Table1.A2" office:value-type="string">
            <text:p text:style-name="P8">Excludes tar</text:p>
            <text:p text:style-name="P8">Returns rest</text:p>
          </table:table-cell>
          <table:table-cell table:style-name="Table1.D1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Grep -v “tar*”</text:p>
          </table:table-cell>
          <table:covered-table-cell/>
          <table:table-cell table:style-name="Table1.A2" office:value-type="string">
            <text:p text:style-name="P8">Excludes all</text:p>
            <text:p text:style-name="P8">Returns “p a t a r”</text:p>
          </table:table-cell>
          <table:table-cell table:style-name="Table1.D1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-E, --extended-regexp</text:p>
            <text:p text:style-name="P9">-F, --fixed-strings</text:p>
            <text:p text:style-name="P9">-G, --basic-regexp</text:p>
            <text:p text:style-name="P9">-P, --perl-regexp</text:p>
            <text:p text:style-name="P9"><text:s/>-e PATTERN, --regexp=PATTERN</text:p>
            <text:p text:style-name="P9"><text:s text:c="7"/>-f FILE, --file=FILE</text:p>
            <text:p text:style-name="P9">-L, --files-without-match</text:p>
            <text:p text:style-name="P9">-l, --files-with-matches</text:p>
            <text:p text:style-name="P9">-m NUM, --max-count=NUM</text:p>
            <text:p text:style-name="P9">-u, --unix-byte-offsets</text:p>
            <text:p text:style-name="P9">-Z, --null</text:p>
            <text:p text:style-name="P9"/>
            <text:p text:style-name="P9"/>
          </table:table-cell>
          <table:table-cell table:style-name="Table1.A2" office:value-type="string">
            <text:p text:style-name="P10">-i, --ignore-case</text:p>
            <text:p text:style-name="P10">-v, --invert-match</text:p>
            <text:p text:style-name="P10">-w, --word-regexp</text:p>
            <text:p text:style-name="P10">-x, --line-regexp</text:p>
            <text:p text:style-name="P10">-c, --count</text:p>
            <text:p text:style-name="P10">--color[=WHEN], --colour[=WHEN]</text:p>
            <text:p text:style-name="P10">-o, --only-matching</text:p>
            <text:p text:style-name="P10">-q, --quiet, --silent</text:p>
            <text:p text:style-name="P10">-s, --no-messages</text:p>
            <text:p text:style-name="P10">-b, --byte-offset</text:p>
            <text:p text:style-name="P10">-H, --with-filename</text:p>
            <text:p text:style-name="P10">-h, --no-filename</text:p>
            <text:p text:style-name="P10">--label=LABEL</text:p>
            <text:p text:style-name="P10">-n, --line-number</text:p>
            <text:p text:style-name="P10">-T, --initial-tab</text:p>
            <text:p text:style-name="P10"/>
          </table:table-cell>
          <table:table-cell table:style-name="Table1.A2" office:value-type="string">
            <text:p text:style-name="P10">-a, --text</text:p>
            <text:p text:style-name="P10">--binary-files=TYPE</text:p>
            <text:p text:style-name="P10">-D ACTION, --devices=ACTION</text:p>
            <text:p text:style-name="P10">-d ACTION, --directories=ACTION</text:p>
            <text:p text:style-name="P10">--exclude=GLOB</text:p>
            <text:p text:style-name="P10">--exclude-from=FILE</text:p>
            <text:p text:style-name="P10">--exclude-dir=GLOB</text:p>
            <text:p text:style-name="P10">-I <text:s text:c="4"/>Process a binary file </text:p>
            <text:p text:style-name="P10">--include=GLOB</text:p>
            <text:p text:style-name="P10">-r, --recursive</text:p>
            <text:p text:style-name="P10">-R, --dereference-recursive</text:p>
            <text:p text:style-name="P10">--line-buffered</text:p>
            <text:p text:style-name="P10"/>
          </table:table-cell>
          <table:table-cell table:style-name="Table1.D12" office:value-type="string">
            <text:p text:style-name="P10">-A NUM, --after-context=NUM</text:p>
            <text:p text:style-name="P10">-B NUM, --before-context=NUM</text:p>
            <text:p text:style-name="P10">-C NUM, -NUM, --context=NUM</text:p>
            <text:p text:style-name="P10">-U, --binary</text:p>
            <text:p text:style-name="P10">--binary-files <text:s text:c="8"/></text:p>
            <text:p text:style-name="P10">-z, --null-data</text:p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1" office:value-type="string">
            <text:p text:style-name="P3"/>
          </table:table-cell>
        </table:table-row>
      </table:table>
      <text:p text:style-name="Standard"/>
      <text:p text:style-name="P12">Tester: diff -u <text:s/>&lt;(cat a.txt) &lt;(grep "tar*" a.txt)</text:p>
      <text:p text:style-name="P12"/>
      <text:p text:style-name="P1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0:48:54.281872317</meta:creation-date>
    <dc:date>2017-02-01T10:20:51.523532618</dc:date>
    <meta:editing-duration>PT18M4S</meta:editing-duration>
    <meta:editing-cycles>6</meta:editing-cycles>
    <meta:generator>LibreOffice/5.2.4.2.1$Linux_X86_64 LibreOffice_project/20m0$Build-2</meta:generator>
    <meta:document-statistic meta:table-count="1" meta:image-count="0" meta:object-count="0" meta:page-count="2" meta:paragraph-count="95" meta:word-count="263" meta:character-count="1535" meta:non-whitespace-character-count="1372"/>
  </office:meta>
</office:document-meta>
</file>